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18_07-55-40_000.jpg</text:p>
          </table:table-cell>
          <table:table-cell table:style-name="ce13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9 E-139-34-49.27</text:p>
          </table:table-cell>
          <table:table-cell table:style-name="ce29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18_08-40-03_000.png</text:p>
          </table:table-cell>
          <table:table-cell table:style-name="ce16" office:value-type="string">
            <text:p>:m music / gt / score-compi / position-table / k.B</text:p>
          </table:table-cell>
          <table:table-cell table:style-name="ce3"/>
          <table:table-cell table:style-name="ce3"/>
          <table:table-cell table:style-name="ce3"/>
          <table:table-cell table:style-name="ce29" table:formula="of:=IF([.E3]=&quot;&quot;;[.C3];CONCATENATE([.C3];&quot; / &quot;;[.E3]))" office:value-type="string" office:string-value=":m music / gt / score-compi / position-table / k.B">
            <text:p>:m music / gt / score-compi / position-table / k.B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18_08-41-21_000.png</text:p>
          </table:table-cell>
          <table:table-cell table:style-name="ce16" office:value-type="string">
            <text:p>:m music / gt / score-compi / memos-themes / position-table / k.A</text:p>
          </table:table-cell>
          <table:table-cell table:style-name="ce28"/>
          <table:table-cell table:style-name="ce3"/>
          <table:table-cell table:style-name="ce3"/>
          <table:table-cell table:style-name="ce29" table:formula="of:=IF([.E4]=&quot;&quot;;[.C4];CONCATENATE([.C4];&quot; / &quot;;[.E4]))" office:value-type="string" office:string-value=":m music / gt / score-compi / memos-themes / position-table / k.A">
            <text:p>:m music / gt / score-compi / memos-themes / position-table / k.A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18_08-44-07_000.png</text:p>
          </table:table-cell>
          <table:table-cell table:style-name="ce16" office:value-type="string">
            <text:p>:m music / gt / score-compi / memos-themes / chord-table / tune.KAKI-1 / k.B / frets.0-2</text:p>
          </table:table-cell>
          <table:table-cell table:style-name="ce20"/>
          <table:table-cell table:style-name="ce3"/>
          <table:table-cell table:style-name="ce3"/>
          <table:table-cell table:style-name="ce29" table:formula="of:=IF([.E5]=&quot;&quot;;[.C5];CONCATENATE([.C5];&quot; / &quot;;[.E5]))" office:value-type="string" office:string-value=":m music / gt / score-compi / memos-themes / chord-table / tune.KAKI-1 / k.B / frets.0-2">
            <text:p>:m music / gt / score-compi / memos-themes / chord-table / tune.KAKI-1 / k.B / frets.0-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18_08-48-00_000.png</text:p>
          </table:table-cell>
          <table:table-cell table:style-name="ce16" office:value-type="string">
            <text:p>:m music / gt / score-compi / memos-themes / position-table / tune=KAKI-1 / k.F# / frets=0-4</text:p>
          </table:table-cell>
          <table:table-cell table:style-name="ce20"/>
          <table:table-cell table:style-name="ce3"/>
          <table:table-cell table:style-name="ce3"/>
          <table:table-cell table:style-name="ce29" table:formula="of:=IF([.E6]=&quot;&quot;;[.C6];CONCATENATE([.C6];&quot; / &quot;;[.E6]))" office:value-type="string" office:string-value=":m music / gt / score-compi / memos-themes / position-table / tune=KAKI-1 / k.F# / frets=0-4">
            <text:p>:m music / gt / score-compi / memos-themes / position-table / tune=KAKI-1 / k.F# / frets=0-4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18_10-32-15_000.jpg</text:p>
          </table:table-cell>
          <table:table-cell table:style-name="ce16" office:value-type="string">
            <text:p>:m 食べた物</text:p>
          </table:table-cell>
          <table:table-cell table:style-name="ce13"/>
          <table:table-cell table:style-name="ce3"/>
          <table:table-cell table:style-name="ce3" office:value-type="string">
            <text:p>N-35-35-28.45 E-139-34-49.43</text:p>
          </table:table-cell>
          <table:table-cell table:style-name="ce29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18_13-46-28_000.jpg</text:p>
          </table:table-cell>
          <table:table-cell table:style-name="ce16" office:value-type="string">
            <text:p>:m 1-2*2 RES / 245 / 『古典場から量子場への道』　高橋康 / p.114</text:p>
          </table:table-cell>
          <table:table-cell table:style-name="ce14"/>
          <table:table-cell table:style-name="ce3"/>
          <table:table-cell table:style-name="ce3" office:value-type="string">
            <text:p>N-35-35-28.66 E-139-34-49.6</text:p>
          </table:table-cell>
          <table:table-cell table:style-name="ce29" table:formula="of:=IF([.E8]=&quot;&quot;;[.C8];CONCATENATE([.C8];&quot; / &quot;;[.E8]))" office:value-type="string" office:string-value=":m 1-2*2 RES / 245 / 『古典場から量子場への道』　高橋康 / p.114">
            <text:p>:m 1-2*2 RES / 245 / 『古典場から量子場への道』　高橋康 / p.114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19_00-34-55_000.png</text:p>
          </table:table-cell>
          <table:table-cell table:style-name="ce16" office:value-type="string">
            <text:p>-*</text:p>
          </table:table-cell>
          <table:table-cell table:style-name="ce15"/>
          <table:table-cell table:style-name="ce3"/>
          <table:table-cell table:style-name="ce3"/>
          <table:table-cell table:style-name="ce29" table:formula="of:=IF([.E9]=&quot;&quot;;[.C9];CONCATENATE([.C9];&quot; / &quot;;[.E9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19_01-31-56_000.png</text:p>
          </table:table-cell>
          <table:table-cell table:style-name="ce16" office:value-type="string">
            <text:p>-*</text:p>
          </table:table-cell>
          <table:table-cell table:style-name="ce16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19_02-05-20_000.jpg</text:p>
          </table:table-cell>
          <table:table-cell table:style-name="ce15" office:value-type="string">
            <text:p>:m :PHOTO 寝た時刻 / 2019</text:p>
          </table:table-cell>
          <table:table-cell table:style-name="ce16"/>
          <table:table-cell table:style-name="ce3"/>
          <table:table-cell table:style-name="ce3" office:value-type="string">
            <text:p>N-35-35-28.66 E-139-34-49.71</text:p>
          </table:table-cell>
          <table:table-cell table:style-name="ce29" table:formula="of:=IF([.E11]=&quot;&quot;;[.C11];CONCATENATE([.C11];&quot; / &quot;;[.E11]))" office:value-type="string" office:string-value=":m :PHOTO 寝た時刻 / 2019">
            <text:p>:m :PHOTO 寝た時刻 / 2019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19_09-12-56_000.jpg</text:p>
          </table:table-cell>
          <table:table-cell table:style-name="ce16" office:value-type="string">
            <text:p>:m :PHOTO 起きた時刻 / 2019</text:p>
          </table:table-cell>
          <table:table-cell table:style-name="ce16"/>
          <table:table-cell table:style-name="ce3"/>
          <table:table-cell table:style-name="ce3" office:value-type="string">
            <text:p>N-35-35-28.71 E-139-34-49.38</text:p>
          </table:table-cell>
          <table:table-cell table:style-name="ce29" table:formula="of:=IF([.E12]=&quot;&quot;;[.C12];CONCATENATE([.C12];&quot; / &quot;;[.E12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19_10-10-56_000.jpg</text:p>
          </table:table-cell>
          <table:table-cell table:style-name="ce6" office:value-type="string">
            <text:p>:m other / 音声クリップからのメモ / “The Top 5 Mainstream...” TRNN</text:p>
          </table:table-cell>
          <table:table-cell table:style-name="ce15"/>
          <table:table-cell table:style-name="ce3"/>
          <table:table-cell table:style-name="ce3" office:value-type="string">
            <text:p>N-35-35-28.81 E-139-34-49.22</text:p>
          </table:table-cell>
          <table:table-cell table:style-name="ce29" table:formula="of:=IF([.E13]=&quot;&quot;;[.C13];CONCATENATE([.C13];&quot; / &quot;;[.E13]))" office:value-type="string" office:string-value=":m other / 音声クリップからのメモ / “The Top 5 Mainstream...” TRNN">
            <text:p>:m other / 音声クリップからのメモ / “The Top 5 Mainstream...” TRNN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7-11_18-31-33.m4a</text:p>
          </table:table-cell>
          <table:table-cell table:style-name="ce6" office:value-type="string">
            <text:p>:VOICE-MEMO / @自室 / 記録 / guitar,gt / g-2018-0711-1 / prev-R1,MODIFY,R=1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室 / 記録 / guitar,gt / g-2018-0711-1 / prev-R1,MODIFY,R=1">
            <text:p>:VOICE-MEMO / @自室 / 記録 / guitar,gt / g-2018-0711-1 / prev-R1,MODIFY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7-11_18-45-25.m4a</text:p>
          </table:table-cell>
          <table:table-cell table:style-name="ce6" office:value-type="string">
            <text:p>:VOICE-MEMO / @自室 / 記録 / guitar,gt / g-2018-0711-2 / res.cmp-by-rythm-pattern,R=2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室 / 記録 / guitar,gt / g-2018-0711-2 / res.cmp-by-rythm-pattern,R=2">
            <text:p>:VOICE-MEMO / @自室 / 記録 / guitar,gt / g-2018-0711-2 / res.cmp-by-rythm-pattern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7-14_18-07-24.m4a</text:p>
          </table:table-cell>
          <table:table-cell table:style-name="ce6" office:value-type="string">
            <text:p>:VOICE-MEMO / @自室 / 記録 / guitar,gt / g-2018-0714-1 / free,2-codes,R=1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室 / 記録 / guitar,gt / g-2018-0714-1 / free,2-codes,R=1">
            <text:p>:VOICE-MEMO / @自室 / 記録 / guitar,gt / g-2018-0714-1 / free,2-codes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7-14_18-14-15.m4a</text:p>
          </table:table-cell>
          <table:table-cell table:style-name="ce6" office:value-type="string">
            <text:p>:VOICE-MEMO / @自室 / 記録 / guitar,gt / g-2018-0714-2 / free,i.f.chord-α,R=2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室 / 記録 / guitar,gt / g-2018-0714-2 / free,i.f.chord-α,R=2">
            <text:p>:VOICE-MEMO / @自室 / 記録 / guitar,gt / g-2018-0714-2 / free,i.f.chord-α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7-14_18-19-02.m4a</text:p>
          </table:table-cell>
          <table:table-cell table:style-name="ce6" office:value-type="string">
            <text:p>:VOICE-MEMO / @自室 / 記録 / guitar,gt / g-2018-0714-3 / res.shuffle,R=3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室 / 記録 / guitar,gt / g-2018-0714-3 / res.shuffle,R=3">
            <text:p>:VOICE-MEMO / @自室 / 記録 / guitar,gt / g-2018-0714-3 / res.shuffle,R=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7-14_18-23-47.m4a</text:p>
          </table:table-cell>
          <table:table-cell table:style-name="ce6" office:value-type="string">
            <text:p>:VOICE-MEMO / @自室 / 記録 / guitar,gt / g-2018-0714-4 / free,i.f.rev-2,R=4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室 / 記録 / guitar,gt / g-2018-0714-4 / free,i.f.rev-2,R=4">
            <text:p>:VOICE-MEMO / @自室 / 記録 / guitar,gt / g-2018-0714-4 / free,i.f.rev-2,R=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7-14_18-38-03.m4a</text:p>
          </table:table-cell>
          <table:table-cell table:style-name="ce6" office:value-type="string">
            <text:p>:VOICE-MEMO / @自室 / 記録 / guitar,gt / g-2018-0714-5 / res.which-chord,R=5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室 / 記録 / guitar,gt / g-2018-0714-5 / res.which-chord,R=5">
            <text:p>:VOICE-MEMO / @自室 / 記録 / guitar,gt / g-2018-0714-5 / res.which-chord,R=5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8-07-14_18-42-08.m4a</text:p>
          </table:table-cell>
          <table:table-cell table:style-name="ce6" office:value-type="string">
            <text:p>:VOICE-MEMO / @自室 / 記録 / guitar,gt / g-2018-0714-6 / res.which-chord,R=6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OICE-MEMO / @自室 / 記録 / guitar,gt / g-2018-0714-6 / res.which-chord,R=6">
            <text:p>:VOICE-MEMO / @自室 / 記録 / guitar,gt / g-2018-0714-6 / res.which-chord,R=6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8-07-14_18-50-24.m4a</text:p>
          </table:table-cell>
          <table:table-cell table:style-name="ce6" office:value-type="string">
            <text:p>:VOICE-MEMO / @自室 / 記録 / guitar,gt / g-2018-0714-7 / res.music.i.f.hammering,R=7</text:p>
          </table:table-cell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OICE-MEMO / @自室 / 記録 / guitar,gt / g-2018-0714-7 / res.music.i.f.hammering,R=7">
            <text:p>:VOICE-MEMO / @自室 / 記録 / guitar,gt / g-2018-0714-7 / res.music.i.f.hammering,R=7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4"/>
          <table:table-cell table:style-name="ce14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5">
            <text:p>25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2">
            <text:p>22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2">
            <text:p>2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2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2];&quot;-\*&quot;)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2])" office:value-type="float" office:value="21">
            <text:p>21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22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2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2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2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2];[.B2268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2];[.B226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2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3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guitar,gt / 演奏、play / g-2020-011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 table:number-rows-repeated="1954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30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9">2020/01/19</text:date>, <text:time>13:24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19T13:24:19.12</dc:date>
    <dc:creator>iwabuchi ken</dc:creator>
    <meta:editing-duration>P16DT9H49M37S</meta:editing-duration>
    <meta:editing-cycles>6494</meta:editing-cycles>
    <meta:document-statistic meta:table-count="1" meta:cell-count="753" meta:object-count="0"/>
  </office:meta>
</office:document-meta>
</file>